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411cm" svg:stroke-color="#a866db" draw:marker-start-width="2.315cm" draw:marker-end-width="2.315cm" draw:fill="none" loext:fill-use-slide-background="false" draw:textarea-horizontal-align="justify" draw:textarea-vertical-align="middle" draw:auto-grow-height="false" fo:min-height="4.342cm" fo:min-width="7.092cm" fo:padding-top="0.829cm" fo:padding-bottom="0.829cm" fo:padding-left="0.954cm" fo:padding-right="0.954cm"/>
    </style:style>
    <style:style style:name="gr2" style:family="graphic" style:parent-style-name="objectwithoutfill">
      <style:graphic-properties svg:stroke-width="1.411cm" svg:stroke-color="#a866db" draw:marker-start-width="2.315cm" draw:marker-end-width="2.315cm" draw:fill="none" draw:textarea-vertical-align="middle" fo:padding-top="0.829cm" fo:padding-bottom="0.829cm" fo:padding-left="0.954cm" fo:padding-right="0.954cm"/>
    </style:style>
    <style:style style:name="gr3" style:family="graphic" style:parent-style-name="objectwithoutfill">
      <style:graphic-properties svg:stroke-width="1.411cm" svg:stroke-color="#a866db" draw:marker-start-width="2.312cm" draw:marker-end-width="2.312cm" draw:fill="none" draw:textarea-vertical-align="middle" fo:padding-top="0.826cm" fo:padding-bottom="0.826cm" fo:padding-left="0.951cm" fo:padding-right="0.951cm"/>
    </style:style>
    <style:style style:name="gr4" style:family="graphic" style:parent-style-name="standard">
      <style:graphic-properties svg:stroke-width="0.353cm" svg:stroke-color="#000000" draw:marker-start-width="0.727cm" draw:marker-end-width="0.727cm" svg:stroke-opacity="100%" draw:opacity="0%" draw:textarea-horizontal-align="justify" draw:textarea-vertical-align="middle" draw:auto-grow-height="false" fo:min-height="2.232cm" fo:min-width="1.982cm" fo:padding-top="0.299cm" fo:padding-bottom="0.299cm" fo:padding-left="0.424cm" fo:padding-right="0.424cm"/>
    </style:style>
    <style:style style:name="gr5" style:family="graphic" style:parent-style-name="objectwithoutfill">
      <style:graphic-properties svg:stroke-width="0.353cm" svg:stroke-color="#000000" draw:marker-start-width="0.729cm" draw:marker-end-width="0.729cm" draw:fill="none" draw:textarea-vertical-align="middle" fo:padding-top="0.301cm" fo:padding-bottom="0.301cm" fo:padding-left="0.426cm" fo:padding-right="0.42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5cm" fo:min-width="0.25cm"/>
    </style:style>
    <style:style style:name="gr7" style:family="graphic" style:parent-style-name="standard">
      <style:graphic-properties svg:stroke-width="0.353cm" svg:stroke-color="#000000" draw:marker-start-width="0.729cm" draw:marker-end-width="0.729cm" draw:stroke-linejoin="miter" svg:stroke-linecap="butt" draw:opacity="0%" draw:textarea-horizontal-align="justify" draw:textarea-vertical-align="middle" draw:auto-grow-height="false" fo:min-height="2.898cm" fo:min-width="2.648cm" fo:padding-top="0.301cm" fo:padding-bottom="0.301cm" fo:padding-left="0.426cm" fo:padding-right="0.426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05cm" fo:min-width="0.7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05cm" fo:min-width="0.75cm"/>
      <style:paragraph-properties style:writing-mode="lr-tb"/>
    </style:style>
    <style:style style:name="gr10" style:family="graphic" style:parent-style-name="objectwithoutfill">
      <style:graphic-properties draw:stroke="solid" svg:stroke-width="0.706cm" svg:stroke-color="#000000" draw:marker-start-width="1.258cm" draw:marker-end-width="1.258cm" draw:fill="none" draw:textarea-vertical-align="middle" fo:padding-top="0.477cm" fo:padding-bottom="0.477cm" fo:padding-left="0.602cm" fo:padding-right="0.602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7cm" fo:min-width="0.426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stroke-linejoin="miter" svg:stroke-linecap="butt" draw:opacity="0%" draw:textarea-horizontal-align="justify" draw:textarea-vertical-align="middle" draw:auto-grow-height="false" fo:min-height="2.898cm" fo:min-width="2.648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318cm" svg:stroke-color="#000000" draw:marker-start-width="0.677cm" draw:marker-end-width="0.677cm" draw:stroke-linejoin="round" svg:stroke-linecap="square" draw:fill="none" draw:textarea-vertical-align="middle" fo:padding-top="0.284cm" fo:padding-bottom="0.284cm" fo:padding-left="0.409cm" fo:padding-right="0.409cm"/>
    </style:style>
    <style:style style:name="gr14" style:family="graphic" style:parent-style-name="objectwithoutfill">
      <style:graphic-properties svg:stroke-width="0.318cm" svg:stroke-color="#000000" draw:marker-start-width="0.677cm" draw:marker-end-width="0.677cm" svg:stroke-linecap="square" draw:fill="none" draw:textarea-vertical-align="middle" fo:padding-top="0.284cm" fo:padding-bottom="0.284cm" fo:padding-left="0.409cm" fo:padding-right="0.4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6cm" svg:x="6.2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5cm" svg:y1="12.75cm" svg:x2="10.75cm" svg:y2="16cm">
          <text:p/>
        </draw:line>
        <draw:line draw:style-name="gr3" draw:text-style-name="P1" draw:layer="layout" svg:x1="7.5cm" svg:y1="16.2cm" svg:x2="14cm" svg:y2="16.2cm">
          <text:p/>
        </draw:line>
      </draw:page>
      <draw:page draw:name="page2" draw:style-name="dp1" draw:master-page-name="Default">
        <draw:custom-shape draw:style-name="gr4" draw:text-style-name="P2" draw:layer="layout" svg:width="4cm" svg:height="4cm" svg:x="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cm" svg:y1="9cm" svg:x2="7cm" svg:y2="9cm">
          <text:p/>
        </draw:line>
        <draw:custom-shape draw:style-name="gr6" draw:text-style-name="P3" draw:layer="layout" svg:width="0.75cm" svg:height="0.75cm" svg:x="4.6cm" svg:y="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6.9cm" svg:y="8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cm" svg:height="3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0.4cm" svg:y="1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14.3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4cm" svg:x="3.012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cm" svg:y1="15cm" svg:x2="7.012cm" svg:y2="15.001cm">
          <text:p/>
        </draw:line>
        <draw:custom-shape draw:style-name="gr6" draw:text-style-name="P3" draw:layer="layout" svg:width="0.75cm" svg:height="0.75cm" svg:x="2.412cm" svg:y="14.6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5cm" svg:height="0.75cm" svg:x="6.912cm" svg:y="14.60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5cm" svg:y1="16.5cm" svg:x2="13.5cm" svg:y2="13.5cm">
          <text:p/>
        </draw:line>
        <draw:custom-shape draw:style-name="gr6" draw:text-style-name="P3" draw:layer="layout" svg:width="0.75cm" svg:height="0.75cm" svg:x="13.3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5cm" svg:height="1.3cm" svg:x="10cm" svg:y="15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5cm" svg:height="1.3cm" svg:x="13.1cm" svg:y="12.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4cm" svg:x="3.112cm" svg:y="1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5cm" svg:height="1.3cm" svg:x="4.5cm" svg:y="20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cm" svg:height="3.5cm" svg:x="11cm" svg:y="1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5cm" svg:height="1.3cm" svg:x="12.6cm" svg:y="18.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5cm" svg:height="1.3cm" svg:x="10.924cm" svg:y="24.8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5cm" svg:height="1.3cm" svg:x="10.95cm" svg:y="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5cm" svg:height="1.3cm" svg:x="8.55cm" svg:y="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5cm" svg:height="1.3cm" svg:x="8.55cm" svg:y="2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cm" svg:height="3.5cm" svg:x="15.6cm" svg:y="18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5cm" svg:height="1.3cm" svg:x="16.75cm" svg:y="20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.1cm" svg:y1="24.25cm" svg:x2="5.85cm" svg:y2="24.25cm">
          <text:p/>
        </draw:line>
        <draw:line draw:style-name="gr10" draw:text-style-name="P1" draw:layer="layout" svg:x1="2.35cm" svg:y1="27.65cm" svg:x2="2.35cm" svg:y2="23.9cm">
          <text:p/>
        </draw:line>
        <draw:line draw:style-name="gr10" draw:text-style-name="P1" draw:layer="layout" svg:x1="2cm" svg:y1="27.35cm" svg:x2="5.75cm" svg:y2="27.35cm">
          <text:p/>
        </draw:line>
        <draw:line draw:style-name="gr10" draw:text-style-name="P1" draw:layer="layout" svg:x1="5.6cm" svg:y1="27.65cm" svg:x2="5.6cm" svg:y2="23.9cm">
          <text:p/>
        </draw:line>
        <draw:custom-shape draw:style-name="gr11" draw:text-style-name="P4" draw:layer="layout" svg:width="0.926cm" svg:height="0.95cm" svg:x="3.571cm" svg:y="25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5cm" svg:height="3.5cm" svg:x="6.75cm" svg:y="2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75cm" svg:y1="3cm" svg:x2="9.25cm" svg:y2="3cm">
          <text:p/>
        </draw:line>
        <draw:line draw:style-name="gr14" draw:text-style-name="P1" draw:layer="layout" svg:x1="8.5cm" svg:y1="3cm" svg:x2="8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6T03:02:27.601000000</meta:creation-date>
    <dc:date>2023-10-05T01:25:42.072000000</dc:date>
    <meta:editing-duration>PT1H12M20S</meta:editing-duration>
    <meta:editing-cycles>10</meta:editing-cycles>
    <meta:generator>LibreOffice/7.4.6.2$Windows_X86_64 LibreOffice_project/5b1f5509c2decdade7fda905e3e1429a67acd63d</meta:generator>
    <meta:document-statistic meta:object-count="36"/>
  </office:meta>
</office:document-meta>
</file>